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Resolve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Resolver.findNodes( Name propertyName , String value , Name ntName , boolean ex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Resolver.NodeResolver( Session session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Resolver.getSearchRoot( Name 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Resolver.getNamePath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